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00000040C000005A0FAC5E049.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text-properties fo:font-size="10pt" fo:language="en" fo:country="IE" officeooo:paragraph-rsid="0011773a" style:font-size-asian="10pt" style:font-size-complex="10pt"/>
    </style:style>
    <style:style style:name="P2" style:family="paragraph" style:parent-style-name="Text_20_body">
      <style:paragraph-properties fo:margin-top="0.101cm" fo:margin-bottom="0.101cm" style:contextual-spacing="false" fo:text-align="justify" style:justify-single-word="false" fo:background-color="transparent">
        <style:background-image/>
      </style:paragraph-properties>
      <style:text-properties style:font-name="Times New Roman" fo:language="en" fo:country="IE" fo:font-weight="normal" style:font-weight-asian="normal" style:font-weight-complex="normal"/>
    </style:style>
    <style:style style:name="P3" style:family="paragraph" style:parent-style-name="Standard">
      <style:paragraph-properties fo:margin-top="0.101cm" fo:margin-bottom="0.101cm" style:contextual-spacing="false" fo:text-align="justify" style:justify-single-word="false" fo:background-color="transparent">
        <style:background-image/>
      </style:paragraph-properties>
      <style:text-properties style:font-name="Times New Roman" fo:language="en" fo:country="IE" fo:font-weight="normal" style:font-weight-asian="normal" style:font-weight-complex="normal"/>
    </style:style>
    <style:style style:name="P4" style:family="paragraph" style:parent-style-name="Text_20_body">
      <style:paragraph-properties fo:text-align="justify" style:justify-single-word="false"/>
      <style:text-properties style:font-name="Times New Roman" fo:language="en" fo:country="IE" officeooo:paragraph-rsid="0011773a"/>
    </style:style>
    <style:style style:name="P5" style:family="paragraph" style:parent-style-name="Header">
      <style:paragraph-properties fo:text-align="justify" style:justify-single-word="false">
        <style:tab-stops/>
      </style:paragraph-properties>
      <style:text-properties style:font-name="Times New Roman" fo:language="en" fo:country="IE"/>
    </style:style>
    <style:style style:name="P6" style:family="paragraph" style:parent-style-name="Header">
      <style:paragraph-properties fo:text-align="justify" style:justify-single-word="false">
        <style:tab-stops/>
      </style:paragraph-properties>
      <style:text-properties style:font-name="Times New Roman" fo:language="en" fo:country="IE" fo:font-style="normal" style:font-style-asian="normal" style:font-style-complex="normal"/>
    </style:style>
    <style:style style:name="P7" style:family="paragraph" style:parent-style-name="Header">
      <style:paragraph-properties fo:text-align="justify" style:justify-single-word="false">
        <style:tab-stops/>
      </style:paragraph-properties>
      <style:text-properties style:font-name="Times New Roman" fo:language="en" fo:country="IE" fo:font-style="italic" style:font-style-asian="italic" style:font-style-complex="italic"/>
    </style:style>
    <style:style style:name="P8" style:family="paragraph" style:parent-style-name="Standard">
      <style:paragraph-properties fo:text-align="justify" style:justify-single-word="false"/>
      <style:text-properties style:font-name="Times New Roman" fo:language="en" fo:country="IE" officeooo:rsid="000d2207" officeooo:paragraph-rsid="000d2207"/>
    </style:style>
    <style:style style:name="P9" style:family="paragraph" style:parent-style-name="Standard">
      <style:paragraph-properties fo:text-align="justify" style:justify-single-word="false"/>
      <style:text-properties style:font-name="Times New Roman" fo:language="en" fo:country="IE"/>
    </style:style>
    <style:style style:name="P10" style:family="paragraph" style:parent-style-name="Standard">
      <style:paragraph-properties fo:text-align="justify" style:justify-single-word="false"/>
      <style:text-properties style:font-name="Times New Roman" fo:language="en" fo:country="IE" fo:font-weight="bold" style:font-weight-asian="bold" style:font-weight-complex="bold"/>
    </style:style>
    <style:style style:name="P11" style:family="paragraph" style:parent-style-name="Standard">
      <style:text-properties fo:language="en" fo:country="IE"/>
    </style:style>
    <style:style style:name="P12" style:family="paragraph" style:parent-style-name="Standard">
      <style:paragraph-properties fo:text-align="center" style:justify-single-word="false" fo:padding="0.049cm" fo:border="0.06pt solid #000000" style:shadow="none"/>
      <style:text-properties style:font-name="DejaVu Sans" fo:font-size="18pt" fo:language="en" fo:country="IE" fo:font-style="normal" officeooo:rsid="0011773a" officeooo:paragraph-rsid="0011773a" style:font-size-asian="18pt" style:font-style-asian="normal" style:font-size-complex="18pt" style:font-style-complex="normal"/>
    </style:style>
    <style:style style:name="P13" style:family="paragraph" style:parent-style-name="Standard">
      <style:paragraph-properties fo:text-align="center" style:justify-single-word="false" fo:padding="0.049cm" fo:border="0.06pt solid #000000" style:shadow="none"/>
      <style:text-properties style:font-name="DejaVu Sans" fo:font-size="6pt" fo:language="en" fo:country="IE" fo:font-style="normal" officeooo:rsid="0011773a" officeooo:paragraph-rsid="0011773a" style:font-size-asian="5.25pt" style:font-style-asian="normal" style:font-size-complex="6pt" style:font-style-complex="normal"/>
    </style:style>
    <style:style style:name="P14" style:family="paragraph" style:parent-style-name="Text_20_body">
      <style:paragraph-properties fo:text-align="justify" style:justify-single-word="false"/>
      <style:text-properties style:font-name="Times New Roman" fo:font-size="13pt" fo:language="en" fo:country="IE" fo:font-weight="bold" officeooo:paragraph-rsid="0011773a" style:font-size-asian="13pt" style:font-weight-asian="bold" style:font-name-complex="Arial" style:font-size-complex="13pt" style:font-weight-complex="bold"/>
    </style:style>
    <style:style style:name="P15" style:family="paragraph" style:parent-style-name="Heading_20_3">
      <style:text-properties style:font-name="Times New Roman" fo:language="en" fo:country="IE"/>
    </style:style>
    <style:style style:name="P16" style:family="paragraph" style:parent-style-name="Standard" style:master-page-name="Standard">
      <style:paragraph-properties fo:text-align="center" style:justify-single-word="false" style:page-number="auto" fo:padding="0.049cm" fo:border="0.06pt solid #000000" style:shadow="none"/>
      <style:text-properties style:font-name="DejaVu Sans" fo:font-size="6pt" fo:language="en" fo:country="IE" fo:font-style="normal" officeooo:rsid="0011773a" officeooo:paragraph-rsid="0011773a" style:font-size-asian="5.25pt" style:font-style-asian="normal" style:font-size-complex="6pt" style:font-style-complex="normal"/>
    </style:style>
    <style:style style:name="P17" style:family="paragraph" style:parent-style-name="Standard">
      <style:text-properties style:font-name="Times New Roman" fo:font-size="12pt" fo:language="en" fo:country="IE"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language="en" fo:country="IE" officeooo:rsid="00105a95" officeooo:paragraph-rsid="00105a95"/>
    </style:style>
    <style:style style:name="P19" style:family="paragraph" style:parent-style-name="Standard">
      <style:paragraph-properties fo:text-align="center" style:justify-single-word="false" fo:padding="0.049cm" fo:border="0.06pt solid #000000" style:shadow="none"/>
      <style:text-properties style:font-name="DejaVu Sans" fo:font-size="18pt" fo:language="en" fo:country="IE" fo:font-style="italic" officeooo:rsid="0011773a" officeooo:paragraph-rsid="0011773a" style:font-size-asian="18pt" style:font-style-asian="italic" style:font-size-complex="18pt" style:font-style-complex="italic"/>
    </style:style>
    <style:style style:name="T1" style:family="text">
      <style:text-properties fo:font-size="8pt" style:font-size-asian="8pt"/>
    </style:style>
    <style:style style:name="T2" style:family="text">
      <style:text-properties fo:font-size="8pt" officeooo:rsid="00162541" style:font-size-asian="8pt" style:font-size-complex="8pt"/>
    </style:style>
    <style:style style:name="T3" style:family="text">
      <style:text-properties fo:font-style="italic" style:font-style-asian="italic" style:font-style-complex="italic"/>
    </style:style>
    <style:style style:name="T4" style:family="text">
      <style:text-properties fo:font-style="italic" officeooo:rsid="000eae65" style:font-style-asian="italic" style:font-style-complex="italic"/>
    </style:style>
    <style:style style:name="T5" style:family="text">
      <style:text-properties fo:font-style="italic" officeooo:rsid="0016294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62941"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0eae65"/>
    </style:style>
    <style:style style:name="T11" style:family="text">
      <style:text-properties officeooo:rsid="00105a95"/>
    </style:style>
    <style:style style:name="T12" style:family="text">
      <style:text-properties officeooo:rsid="0011773a"/>
    </style:style>
    <style:style style:name="T13" style:family="text">
      <style:text-properties officeooo:rsid="0011ea3e"/>
    </style:style>
    <style:style style:name="T14" style:family="text">
      <style:text-properties officeooo:rsid="001319ef"/>
    </style:style>
    <style:style style:name="T15" style:family="text">
      <style:text-properties officeooo:rsid="0014f408"/>
    </style:style>
    <style:style style:name="T16" style:family="text">
      <style:text-properties officeooo:rsid="00162541"/>
    </style:style>
    <style:style style:name="T17" style:family="text">
      <style:text-properties fo:font-weight="bold" style:font-weight-asian="bold" style:font-weight-complex="bold"/>
    </style:style>
    <style:style style:name="T18" style:family="text">
      <style:text-properties fo:font-size="6pt" officeooo:rsid="00162541" style:font-size-asian="6pt" style:font-size-complex="6pt"/>
    </style:style>
    <style:style style:name="T19" style:family="text">
      <style:text-properties officeooo:rsid="001629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2"><text:span text:style-name="T17">Computer</text:span> <text:span text:style-name="T2">Architecture &amp;</text:span><text:span text:style-name="T16"> </text:span><text:span text:style-name="T17">Systems</text:span></text:p>
      <text:p text:style-name="P19">C20012</text:p>
      <text:p text:style-name="P13"/>
      <text:p text:style-name="P11"/>
      <text:p text:style-name="P17"><text:span text:style-name="T7">The </text:span><text:span text:style-name="T5">Very-</text:span><text:span text:style-name="T3">Brief </text:span><text:span text:style-name="T19">Brief</text:span>:</text:p>
      <text:p text:style-name="P8">You are to design a<text:span text:style-name="T12">n</text:span> information technology system for <text:span text:style-name="T14">the office of a</text:span> small home webusiness. </text:p>
      <text:p text:style-name="P8"/>
      <text:p text:style-name="P8">The business title and business <text:span text:style-name="T15">object</text:span> are of your own choosing, and are suggested to be best in keeping with one of the main projects you have adopted this year.</text:p>
      <text:p text:style-name="P8"/>
      <text:p text:style-name="P9">Online <text:span text:style-name="T10">sales (</text:span><text:span text:style-name="T4">e.g.</text:span><text:span text:style-name="T10"> retail, </text:span>reservations, <text:span text:style-name="T12">bookings)</text:span> are to be supported by the provision of an in-house server with always-on internet connection.</text:p>
      <text:p text:style-name="P9"/>
      <text:p text:style-name="P18">The primary workstation should be suitably secured against data loss, accidental or intentional. You should also allow for the use of a laptop and other mobile devices, <text:span text:style-name="T15">including telephony.</text:span></text:p>
      <text:p text:style-name="P10"/>
      <text:p text:style-name="P10">Budget:</text:p>
      <text:p text:style-name="P3"><text:span text:style-name="T11">You are to calculate the total cost </text:span>for the provision of <text:span text:style-name="T11">all </text:span>hardware, software and any other items you deem necessary. The first year of <text:span text:style-name="T11">running </text:span>costs must be included in this figure. <text:span text:style-name="T13">An upper guide of EUR3,000 is presently in place, however.</text:span></text:p>
      <text:p text:style-name="P2">VAT <text:span text:style-name="T11">must</text:span> be <text:span text:style-name="T11">included in </text:span>the budget<text:span text:style-name="T11">ing</text:span>. All purchases must be made in The Republic of Ireland or as a last resort The United Kingdom, <text:span text:style-name="T12">on-line</text:span>, with shipping costs allowed for. </text:p>
      <text:h text:style-name="P15" text:outline-level="3">Overview of requirements</text:h>
      <text:p text:style-name="P4">You must select all elements required to enable a solution to be implemented, <text:span text:style-name="T3">explaining the reasons</text:span> for your decisions. </text:p>
      <text:p text:style-name="P4"/>
      <text:p text:style-name="P14">Specification of design solution</text:p>
      <text:p text:style-name="P5">Provide an initial A4 page in which you specify the purpose of the project, sources of information are identified, a plan of progress for the project. This initial page should provide a discussion about the broad overview of the IT solution you propose putting in place.</text:p>
      <text:p text:style-name="P5"/>
      <text:p text:style-name="P5">You are required to use your imagination in the completion of the system design. You will also be required to list <text:span text:style-name="T3">all</text:span> items to be purchased. This list will include cost, function, purpose, source and justification for each item.</text:p>
      <text:p text:style-name="P5"/>
      <text:p text:style-name="P5">Note: All writing should be impersonal, rather than first-person personal. <text:span text:style-name="T3">ie</text:span><text:span text:style-name="T6"> </text:span></text:p>
      <text:p text:style-name="P5"><text:span text:style-name="T8">Wrong</text:span><text:span text:style-name="T6">: I will get a computer for the office.</text:span></text:p>
      <text:p text:style-name="P5"><text:span text:style-name="T8">Right</text:span><text:span text:style-name="T9">: A</text:span><text:span text:style-name="T6"> computer will be obtained for the office.</text:span></text:p>
      <text:p text:style-name="P6"/>
      <text:p text:style-name="P7">Please note that there is no one right answer to this project. There are many valid solutions, as long as there good reasons for the solutions offered. Considerable imagination may be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Title" style:family="paragraph" style:parent-style-name="Standard" style:next-style-name="Subtitle" style:class="chapter">
      <style:paragraph-properties fo:margin-left="0cm" fo:margin-right="-0.84cm" fo:text-align="center" style:justify-single-word="false" fo:text-indent="0cm" style:auto-text-indent="false">
        <style:tab-stops>
          <style:tab-stop style:position="15.503cm" style:type="right"/>
        </style:tab-stops>
      </style:paragraph-properties>
      <style:text-properties fo:font-size="24pt" fo:font-style="italic" fo:font-weight="bold" style:font-size-asian="24pt" style:font-style-asian="italic"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Black" fo:font-family="'Arial Black'" style:font-family-generic="swiss" style:font-pitch="variable" fo:font-size="24pt" style:font-size-asian="24pt" style:font-size-complex="10pt"/>
    </style:style>
    <style:style style:name="Heading_20_1" style:display-name="Heading 1" style:family="paragraph" style:parent-style-name="Standard" style:next-style-name="Standard" style:default-outline-level="1" style:class="text">
      <style:paragraph-properties fo:text-align="center" style:justify-single-word="false" fo:padding-left="0.141cm" fo:padding-right="0.141cm" fo:padding-top="0.035cm" fo:padding-bottom="0.035cm" fo:border="none" fo:keep-with-next="always"/>
      <style:text-properties fo:font-size="28pt" style:font-size-asian="28pt" style:font-size-complex="10pt"/>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color="#000000" style:font-name="Arial" fo:font-family="Arial" style:font-family-generic="swiss" style:font-pitch="variable" fo:font-size="26pt" style:font-size-asian="26pt" style:font-name-complex="Arial" style:font-family-complex="Arial" style:font-family-generic-complex="swiss" style:font-pitch-complex="variabl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fo:language="en" fo:country="IE" officeooo:paragraph-rsid="0011773a" style:font-size-asian="10pt" style:font-size-complex="10pt"/>
    </style:style>
    <style:style style:name="MT1" style:family="text">
      <style:text-properties fo:font-size="8pt" style:font-size-asian="8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2000000040C000005A0FAC5E049.gif"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110">
      <number:year number:style="long"/>
      <number:month number:style="long"/>
      <number:day number:style="long"/>
    </number:date-style>
  </office:automatic-styles>
  <office:master-styles>
    <style:master-page style:name="Standard" style:page-layout-name="Mpm1">
      <style:footer>
        <text:p text:style-name="MP1"><text:span text:style-name="MT1">File is: [</text:span><text:span text:style-name="MT1"><text:file-name text:display="name-and-extension">00-CAS-2014-Project-01.odt</text:file-name></text:span><text:span text:style-name="MT1">] Version is: [</text:span><text:span text:style-name="MT1"><text:date style:data-style-name="N110" text:date-value="2013-11-22T08:14:39.419923410">20131121</text:date></text:span><text:span text:style-name="MT1">] Draft is:[</text:span><text:span text:style-name="MT1"><text:editing-cycles>32</text:editing-cycles></text:span><text:span text:style-name="MT1">] <text:s/>2013 Fachtna Ro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6T10:21:51</meta:creation-date>
    <dc:date>2013-11-22T08:14:39.407765028</dc:date>
    <meta:editing-duration>PT8H34M39S</meta:editing-duration>
    <meta:editing-cycles>32</meta:editing-cycles>
    <meta:generator>LibreOffice/4.1.3.2$Linux_X86_64 LibreOffice_project/410$Build-2</meta:generator>
    <meta:print-date>2012-01-16T13:23:12</meta:print-date>
    <meta:document-statistic meta:table-count="0" meta:image-count="0" meta:object-count="0" meta:page-count="1" meta:paragraph-count="20" meta:word-count="362" meta:character-count="2210" meta:non-whitespace-character-count="1863"/>
  </office:meta>
</office:document-meta>
</file>